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4-15">15.04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 Kannattaako varmistaa tietokanta, jonka taulut eivät ole riittävä eheitä ja indeksit pitäisi rakentaa jo uudelleen liiallisen fragmentoitumisen vuoksi.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varmistusten tekeminen on tärkeää?</text:span></text:p>
              </text:list-item>
              <text:list-item>
                <text:p text:style-name="P12"><text:span text:style-name="T6">Millainen suunnitelma kannattaisi esimerkiksi tehdä varmistusten tekemisestä?</text:span><text:span text:style-name="T6"><text:line-break/></text:span><text:span text:style-name="T6">Kannattaako ottaa varmistus joka yö?</text:span><text:span text:style-name="T6"><text:line-break/></text:span><text:span text:style-name="T6">Kannattaaka ottaa varmistus aina koko tietokannasta vai vain uusista muutoksista, joita on tullut edellisestä vamistuksesta?</text:span><text:span text:style-name="T6"><text:line-break/></text:span><text:span text:style-name="T6">Milloin näin kannattaisi alkaa toimimaan?</text:span></text:p>
              </text:list-item>
              <text:list-item>
                <text:p text:style-name="P12"><text:span text:style-name="T6">Varmistusten onnistumisesta varmistuminen</text:span><text:span text:style-name="T6"><text:line-break/></text:span><text:span text:style-name="T6">Kuinka usein varmistuksen onnistumisesta kannattaa varmistua?</text:span><text:span text:style-name="T6"><text:line-break/></text:span><text:span text:style-name="T6">Miten se kannattaa tehdä?</text:span><text:span text:style-name="T6"><text:line-break/></text:span><text:span text:style-name="T6">Minne varmistus kannattaa tehdä? Systeemilevylle? Verkkolevylle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 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ksen palauttaminen</text:span><text:span text:style-name="T6"><text:line-break/></text:span><text:span text:style-name="T6">Miten varmistuksen voi palauttaa tuotannollisessa käytössä olevaan tietokantaan?</text:span><text:span text:style-name="T6"><text:line-break/></text:span><text:span text:style-name="T6">Onko kyseinen tietokanta pakko siirtää niin sanottuun Single User tilaan?</text:span><text:span text:style-name="T6"><text:line-break/></text:span><text:span text:style-name="T6">Onko siis toisin sanoen pakko pyytää kaikki käyttäjät poistumaan kyseisestä tietokannasta varmistukselta palautuksen ajaksi?</text:span><text:span text:style-name="T6"><text:line-break/></text:span><text:span text:style-name="T6">Asiaa kannattaa kokeilla.</text:span></text:p>
              </text:list-item>
              <text:list-item>
                <text:p text:style-name="P12"><text:span text:style-name="T6">Tutustuminen Microsoft SQL Server:in varmistusten tekemiseen (backup).</text:span></text:p>
              </text:list-item>
              <text:list-item>
                <text:p text:style-name="P12"><text:span text:style-name="T6">Tutustuminen Microsoft SQL Server:in varmistusten palauttamiseen (restore)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 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4-15">15.04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4-15">15.04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25</meta:editing-cycles>
    <meta:print-date>2020-09-28T07:56:54</meta:print-date>
    <meta:creation-date>2020-11-11T09:16:24</meta:creation-date>
    <dc:date>2024-04-15T08:46:54.206000000</dc:date>
    <meta:editing-duration>PT12H26M53S</meta:editing-duration>
    <meta:generator>LibreOffice/6.4.7.2$Windows_X86_64 LibreOffice_project/639b8ac485750d5696d7590a72ef1b496725cfb5</meta:generator>
    <dc:creator>Sauli Isonikkilä </dc:cre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